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yllabus</text:p>
      <text:p text:style-name="Standard">• Introduction: Computer architecture (CA) and Operating system (OS)</text:p>
      <text:p text:style-name="Standard">overview</text:p>
      <text:p text:style-name="Standard">• Processors</text:p>
      <text:p text:style-name="Standard">• Processes and threads</text:p>
      <text:p text:style-name="Standard">• Concurrency</text:p>
      <text:p text:style-name="Standard">• Memory management</text:p>
      <text:p text:style-name="Standard">• I/O and file systems</text:p>
      <text:p text:style-name="Standard">• Protection and security</text:p>
      <text:p text:style-name="Standard">• Distributed and parallel process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6T13:22:06.150827871</meta:creation-date>
    <meta:generator>LibreOffice/6.3.4.2$Linux_X86_64 LibreOffice_project/30$Build-2</meta:generator>
    <dc:date>2020-01-26T17:31:57.208383584</dc:date>
    <meta:editing-duration>PT4S</meta:editing-duration>
    <meta:editing-cycles>1</meta:editing-cycles>
    <meta:document-statistic meta:table-count="0" meta:image-count="0" meta:object-count="0" meta:page-count="1" meta:paragraph-count="10" meta:word-count="36" meta:character-count="235" meta:non-whitespace-character-count="209"/>
  </office:meta>
</office:document-meta>
</file>